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50%"/>
    </style:style>
    <style:style style:name="P2"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JWT(JSON WEB TOKENS)</text:span></text:p>
      <text:p text:style-name="P1"><text:span text:style-name="T2">In my understanding, JSON web Tokens is a way to do user authorization and authentication in web applications. It is widely used in the context of micro-services and as a result of some of the other developments in the way of building web applications. The idea behind is to create a standard way for two parties to communicate securely.</text:span></text:p>
      <text:p text:style-name="P1"><text:span text:style-name="T2">There are also a bunch of more options including session tokens or any other mechanism, all have one thing to blame that is HTTP. It is a stateless protocol, every interaction in HTTP needs to contain all the information needed for that interaction. When we are accessing a page from a server, we need to send the URL of the page that we are looking for, then the server will send back the response as a page. But when the response from the server is dynamic and it depends on who the user is. In this case every time we need to send all user details along with the url. Session tokens are widely used to overcome this problem. Every time there is a request, the server looks up the session log and sends a session ID with cookies to the user, which helps the server to identify the user again.</text:span></text:p>
      <text:p text:style-name="P1"><text:span text:style-name="T2">There are few problems with this approach, which is overcome by JWT. When the client authenticates, instead of saving the user information in a state on the server and returning the ID as a token, JWT returns the user information itself as a token. Every time the client sends this whole JSON token with the request. This token is not an ID, it is a JSON object which has all the information. <text:s/>Each token which is generated in JWT is self-contained, that means it contains all information needed to allow or deny any given requests to the server. Communication is safe because each token issued is digitally signed, so the server can verify if the token is authentic or not. JWT has 3 parts, the header, body (payload), and a signature, which make it encoded.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348" meta:character-count="1911" meta:non-whitespace-character-count="1565"/>
    <meta:generator>LibreOfficeDev/6.0.5.2$Linux_X86_64 LibreOffice_project/</meta:generator>
  </office:meta>
</office:document-meta>
</file>